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style:font-name="Times New Roman"/>
    </style:style>
    <style:style style:name="P4" style:parent-style-name="Normal" style:list-style-name="LFO1" style:family="paragraph"/>
    <style:style style:name="T5" style:parent-style-name="DefaultParagraphFont" style:family="text">
      <style:text-properties style:font-name="Times New Roman" fo:font-weight="bold" style:font-weight-asian="bold" style:font-weight-complex="bold"/>
    </style:style>
    <style:style style:name="T6" style:parent-style-name="DefaultParagraphFont" style:family="text">
      <style:text-properties style:font-name="Times New Roman"/>
    </style:style>
    <style:style style:name="P7" style:parent-style-name="Normal" style:list-style-name="LFO1" style:family="paragraph"/>
    <style:style style:name="T8" style:parent-style-name="DefaultParagraphFont" style:family="text">
      <style:text-properties style:font-name="Times New Roman" fo:font-weight="bold" style:font-weight-asian="bold" style:font-weight-complex="bold"/>
    </style:style>
    <style:style style:name="T9" style:parent-style-name="DefaultParagraphFont" style:family="text">
      <style:text-properties style:font-name="Times New Roman"/>
    </style:style>
    <style:style style:name="P10" style:parent-style-name="Normal" style:list-style-name="LFO1" style:family="paragraph"/>
    <style:style style:name="T11" style:parent-style-name="DefaultParagraphFont" style:family="text">
      <style:text-properties style:font-name="Times New Roman" fo:font-weight="bold" style:font-weight-asian="bold" style:font-weight-complex="bold"/>
    </style:style>
    <style:style style:name="T12" style:parent-style-name="DefaultParagraphFont" style:family="text">
      <style:text-properties style:font-name="Times New Roman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/>
    </style:style>
    <style:style style:name="P16" style:parent-style-name="Normal" style:list-style-name="LFO1" style:family="paragraph"/>
    <style:style style:name="T17" style:parent-style-name="DefaultParagraphFont" style:family="text">
      <style:text-properties style:font-name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/>
    </style:style>
    <style:style style:name="P19" style:parent-style-name="Normal" style:list-style-name="LFO1" style:family="paragraph">
      <style:text-properties style:font-name="Times New Roman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21" style:parent-style-name="Normal" style:family="paragraph">
      <style:text-properties style:font-name="Times New Roman"/>
    </style:style>
    <style:style style:name="P22" style:parent-style-name="Normal" style:family="paragraph">
      <style:paragraph-properties fo:text-align="center"/>
      <style:text-properties style:font-name="Times New Roman"/>
    </style:style>
    <style:style style:name="P23" style:parent-style-name="Normal" style:family="paragraph">
      <style:paragraph-properties fo:text-align="center"/>
      <style:text-properties style:font-name="Times New Roman"/>
    </style:style>
    <style:style style:name="P24" style:parent-style-name="Normal" style:family="paragraph">
      <style:paragraph-properties fo:text-align="center"/>
      <style:text-properties style:font-name="Times New Roman"/>
    </style:style>
    <style:style style:name="P25" style:parent-style-name="Normal" style:family="paragraph">
      <style:paragraph-properties fo:text-align="center"/>
      <style:text-properties style:font-name="Times New Roman"/>
    </style:style>
    <style:style style:name="P26" style:parent-style-name="Normal" style:family="paragraph">
      <style:paragraph-properties fo:text-align="center"/>
      <style:text-properties style:font-name="Times New Roman"/>
    </style:style>
    <style:style style:name="P27" style:parent-style-name="Normal" style:family="paragraph">
      <style:paragraph-properties fo:text-align="center"/>
      <style:text-properties style:font-name="Times New Roman"/>
    </style:style>
    <style:style style:name="P28" style:parent-style-name="Normal" style:family="paragraph">
      <style:paragraph-properties fo:text-align="center"/>
      <style:text-properties style:font-name="Times New Roman"/>
    </style:style>
    <style:style style:name="P29" style:parent-style-name="Normal" style:family="paragraph">
      <style:paragraph-properties fo:text-align="center"/>
      <style:text-properties style:font-name="Times New Roman"/>
    </style:style>
    <style:style style:name="P30" style:parent-style-name="Normal" style:family="paragraph">
      <style:paragraph-properties fo:text-align="center"/>
      <style:text-properties style:font-name="Times New Roman"/>
    </style:style>
    <style:style style:name="P31" style:parent-style-name="Normal" style:family="paragraph">
      <style:paragraph-properties fo:text-align="center"/>
      <style:text-properties style:font-name="Times New Roman"/>
    </style:style>
    <style:style style:name="P32" style:parent-style-name="Normal" style:family="paragraph">
      <style:paragraph-properties fo:text-align="center"/>
      <style:text-properties style:font-name="Times New Roman"/>
    </style:style>
    <style:style style:name="P33" style:parent-style-name="Normal" style:family="paragraph">
      <style:text-properties style:font-name="Times New Roman"/>
    </style:style>
    <style:style style:name="P34" style:parent-style-name="Normal" style:family="paragraph">
      <style:paragraph-properties fo:text-align="center"/>
      <style:text-properties style:font-name="Times New Roman"/>
    </style:style>
    <style:style style:name="P35" style:parent-style-name="Normal" style:family="paragraph">
      <style:paragraph-properties fo:text-align="center"/>
      <style:text-properties style:font-name="Times New Roman"/>
    </style:style>
    <style:style style:name="P36" style:parent-style-name="Normal" style:family="paragraph">
      <style:paragraph-properties fo:text-align="center"/>
      <style:text-properties style:font-name="Times New Roman"/>
    </style:style>
    <style:style style:name="P37" style:parent-style-name="Normal" style:family="paragraph">
      <style:paragraph-properties fo:text-align="center"/>
      <style:text-properties style:font-name="Times New Roman"/>
    </style:style>
    <style:style style:name="P38" style:parent-style-name="Normal" style:family="paragraph">
      <style:paragraph-properties fo:text-align="center"/>
      <style:text-properties style:font-name="Times New Roman"/>
    </style:style>
    <style:style style:name="P39" style:parent-style-name="Normal" style:family="paragraph">
      <style:paragraph-properties fo:text-align="center"/>
      <style:text-properties style:font-name="Times New Roman"/>
    </style:style>
    <style:style style:name="P40" style:parent-style-name="Normal" style:family="paragraph">
      <style:paragraph-properties fo:text-align="center"/>
      <style:text-properties style:font-name="Times New Roman"/>
    </style:style>
    <style:style style:name="P41" style:parent-style-name="Normal" style:family="paragraph">
      <style:paragraph-properties fo:text-align="center"/>
      <style:text-properties style:font-name="Times New Roman"/>
    </style:style>
    <style:style style:name="P4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style:font-name="Times New Roman"/>
    </style:style>
    <style:style style:name="P44" style:parent-style-name="Normal" style:list-style-name="LFO2" style:family="paragraph"/>
    <style:style style:name="T45" style:parent-style-name="DefaultParagraphFont" style:family="text">
      <style:text-properties style:font-name="Times New Roman" fo:font-weight="bold" style:font-weight-asian="bold" style:font-weight-complex="bold"/>
    </style:style>
    <style:style style:name="T46" style:parent-style-name="DefaultParagraphFont" style:family="text">
      <style:text-properties style:font-name="Times New Roman"/>
    </style:style>
    <style:style style:name="P47" style:parent-style-name="Normal" style:list-style-name="LFO2" style:family="paragraph"/>
    <style:style style:name="T48" style:parent-style-name="DefaultParagraphFont" style:family="text">
      <style:text-properties style:font-name="Times New Roman" fo:font-weight="bold" style:font-weight-asian="bold" style:font-weight-complex="bold"/>
    </style:style>
    <style:style style:name="T49" style:parent-style-name="DefaultParagraphFont" style:family="text">
      <style:text-properties style:font-name="Times New Roman"/>
    </style:style>
    <style:style style:name="P50" style:parent-style-name="Normal" style:list-style-name="LFO2" style:family="paragraph"/>
    <style:style style:name="T51" style:parent-style-name="DefaultParagraphFont" style:family="text">
      <style:text-properties style:font-name="Times New Roman" fo:font-weight="bold" style:font-weight-asian="bold" style:font-weight-complex="bold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 fo:font-weight="bold" style:font-weight-asian="bold" style:font-weight-complex="bold"/>
    </style:style>
    <style:style style:name="T54" style:parent-style-name="DefaultParagraphFont" style:family="text">
      <style:text-properties style:font-name="Times New Roman"/>
    </style:style>
    <style:style style:name="P55" style:parent-style-name="Normal" style:list-style-name="LFO2" style:family="paragraph"/>
    <style:style style:name="T56" style:parent-style-name="DefaultParagraphFont" style:family="text">
      <style:text-properties style:font-name="Times New Roman" fo:font-weight="bold" style:font-weight-asian="bold" style:font-weight-complex="bold"/>
    </style:style>
    <style:style style:name="T57" style:parent-style-name="DefaultParagraphFont" style:family="text">
      <style:text-properties style:font-name="Times New Roman"/>
    </style:style>
    <style:style style:name="P58" style:parent-style-name="Normal" style:list-style-name="LFO2" style:family="paragraph"/>
    <style:style style:name="T59" style:parent-style-name="DefaultParagraphFont" style:family="text">
      <style:text-properties style:font-name="Times New Roman" fo:font-weight="bold" style:font-weight-asian="bold" style:font-weight-complex="bold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62" style:parent-style-name="DefaultParagraphFont" style:family="text">
      <style:text-properties style:font-name="Times New Roman"/>
    </style:style>
    <style:style style:name="P63" style:parent-style-name="Normal" style:list-style-name="LFO2" style:family="paragraph"/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65" style:parent-style-name="DefaultParagraphFont" style:family="text">
      <style:text-properties style:font-name="Times New Roman"/>
    </style:style>
    <style:style style:name="P66" style:parent-style-name="Normal" style:list-style-name="LFO2" style:family="paragraph"/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 fo:font-weight="bold" style:font-weight-asian="bold" style:font-weight-complex="bold"/>
    </style:style>
    <style:style style:name="T70" style:parent-style-name="DefaultParagraphFont" style:family="text">
      <style:text-properties style:font-name="Times New Roman"/>
    </style:style>
    <style:style style:name="P71" style:parent-style-name="Normal" style:list-style-name="LFO2" style:family="paragraph"/>
    <style:style style:name="T72" style:parent-style-name="DefaultParagraphFont" style:family="text">
      <style:text-properties style:font-name="Times New Roman" fo:font-weight="bold" style:font-weight-asian="bold" style:font-weight-complex="bold"/>
    </style:style>
    <style:style style:name="T73" style:parent-style-name="DefaultParagraphFont" style:family="text">
      <style:text-properties style:font-name="Times New Roman"/>
    </style:style>
    <style:style style:name="P74" style:parent-style-name="Normal" style:list-style-name="LFO2" style:family="paragraph"/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T76" style:parent-style-name="DefaultParagraphFont" style:family="text">
      <style:text-properties style:font-name="Times New Roman"/>
    </style:style>
    <style:style style:name="P77" style:parent-style-name="Normal" style:list-style-name="LFO2" style:family="paragraph"/>
    <style:style style:name="T78" style:parent-style-name="DefaultParagraphFont" style:family="text">
      <style:text-properties style:font-name="Times New Roman" fo:font-weight="bold" style:font-weight-asian="bold" style:font-weight-complex="bold"/>
    </style:style>
    <style:style style:name="T79" style:parent-style-name="DefaultParagraphFont" style:family="text">
      <style:text-properties style:font-name="Times New Roman"/>
    </style:style>
    <style:style style:name="P80" style:parent-style-name="Normal" style:list-style-name="LFO2" style:family="paragraph"/>
    <style:style style:name="T81" style:parent-style-name="DefaultParagraphFont" style:family="text">
      <style:text-properties style:font-name="Times New Roman" fo:font-weight="bold" style:font-weight-asian="bold" style:font-weight-complex="bold"/>
    </style:style>
    <style:style style:name="T82" style:parent-style-name="DefaultParagraphFont" style:family="text">
      <style:text-properties style:font-name="Times New Roman"/>
    </style:style>
    <style:style style:name="P83" style:parent-style-name="Normal" style:list-style-name="LFO2" style:family="paragraph"/>
    <style:style style:name="T84" style:parent-style-name="DefaultParagraphFont" style:family="text">
      <style:text-properties style:font-name="Times New Roman" fo:font-weight="bold" style:font-weight-asian="bold" style:font-weight-complex="bold"/>
    </style:style>
    <style:style style:name="T85" style:parent-style-name="DefaultParagraphFont" style:family="text">
      <style:text-properties style:font-name="Times New Roman"/>
    </style:style>
    <style:style style:name="P86" style:parent-style-name="Normal" style:list-style-name="LFO2" style:family="paragraph"/>
    <style:style style:name="T87" style:parent-style-name="DefaultParagraphFont" style:family="text">
      <style:text-properties style:font-name="Times New Roman" fo:font-weight="bold" style:font-weight-asian="bold" style:font-weight-complex="bold"/>
    </style:style>
    <style:style style:name="T88" style:parent-style-name="DefaultParagraphFont" style:family="text">
      <style:text-properties style:font-name="Times New Roman"/>
    </style:style>
    <style:style style:name="P8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style:language-asian="en" style:country-asian="IN"/>
    </style:style>
    <style:style style:name="P90" style:parent-style-name="Normal" style:family="paragraph">
      <style:paragraph-properties fo:margin-top="0.0694in" fo:margin-bottom="0.0694in" fo:line-height="100%"/>
    </style:style>
    <style:style style:name="T91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style:language-asian="en" style:country-asian="IN"/>
    </style:style>
    <style:style style:name="T92" style:parent-style-name="DefaultParagraphFont" style:family="text">
      <style:text-properties style:font-name="Times New Roman" style:font-name-asian="Times New Roman" style:letter-kerning="false" style:language-asian="en" style:country-asian="IN"/>
    </style:style>
    <style:style style:name="P9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9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0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style:language-asian="en" style:country-asian="IN"/>
    </style:style>
    <style:style style:name="P116" style:parent-style-name="Normal" style:family="paragraph">
      <style:paragraph-properties fo:margin-top="0.0694in" fo:margin-bottom="0.0694in" fo:line-height="100%"/>
    </style:style>
    <style:style style:name="T117" style:parent-style-name="DefaultParagraphFont" style:family="text">
      <style:text-properties style:font-name="Times New Roman" style:font-name-asian="Times New Roman" style:letter-kerning="false" style:language-asian="en" style:country-asian="IN"/>
    </style:style>
  </office:automatic-styles>
  <office:body>
    <office:text text:use-soft-page-breaks="true">
      <text:p text:style-name="P1">REACTNAVIGATION</text:p>
      <text:p text:style-name="P2"><text:bookmark-start text:name="_Hlk192617337"/>Level 0 (Context Diagram)</text:p>
      <text:p text:style-name="P3"><text:bookmark-end text:name="_Hlk192617337"/>In this context, the DFD represents the entire application and its interaction with external systems (which, in this case, is minimal since it's a client-side app with no backend interaction in the given code).</text:p>
      <text:list text:style-name="LFO1" text:continue-numbering="true">
        <text:list-item>
          <text:p text:style-name="P4"><text:span text:style-name="T5">External Entities</text:span><text:span text:style-name="T6">:<text:s/></text:span></text:p>
          <text:list text:continue-numbering="true">
            <text:list-item>
              <text:p text:style-name="P7"><text:span text:style-name="T8">User</text:span><text:span text:style-name="T9">: Interacts with the app by navigating between routes.</text:span></text:p>
            </text:list-item>
          </text:list>
        </text:list-item>
        <text:list-item>
          <text:p text:style-name="P10"><text:span text:style-name="T11">Process</text:span><text:span text:style-name="T12">:<text:s/></text:span></text:p>
          <text:list text:continue-numbering="true">
            <text:list-item>
              <text:p text:style-name="P13"><text:span text:style-name="T14">React Application</text:span><text:span text:style-name="T15">: Handles the navigation and rendering of components.</text:span></text:p>
            </text:list-item>
          </text:list>
        </text:list-item>
        <text:list-item>
          <text:p text:style-name="P16"><text:span text:style-name="T17">Data Store</text:span><text:span text:style-name="T18">:<text:s/></text:span></text:p>
          <text:list text:continue-numbering="true">
            <text:list-item>
              <text:p text:style-name="P19">There’s no actual data store here, as the app only displays static content (i.e., the home page and the about page).</text:p>
            </text:list-item>
          </text:list>
        </text:list-item>
      </text:list>
      <text:h text:style-name="P20" text:outline-level="3">Level 0 DFD (Context Diagram):</text:h>
      <text:p text:style-name="P21"/>
      <text:p text:style-name="P22">+------------------+</text:p>
      <text:p text:style-name="P23">| <text:s text:c="5"/>User <text:s text:c="7"/>|</text:p>
      <text:p text:style-name="P24">+------------------+</text:p>
      <text:p text:style-name="P25">|</text:p>
      <text:p text:style-name="P26"><text:s text:c="38"/>| <text:s/>Interacts (clicks links)</text:p>
      <text:p text:style-name="P27">v</text:p>
      <text:p text:style-name="P28">+---------------------------------+</text:p>
      <text:p text:style-name="P29"><text:s text:c="4"/>| <text:s text:c="3"/>React Application <text:s text:c="10"/>|</text:p>
      <text:p text:style-name="P30"><text:s text:c="5"/>| <text:s text:c="2"/>(Handles routing and <text:s text:c="4"/>|<text:s/></text:p>
      <text:p text:style-name="P31"><text:s text:c="4"/>| <text:s text:c="2"/>rendering components <text:s/>| <text:s text:c="22"/></text:p>
      <text:p text:style-name="P32"><text:s text:c="5"/>| <text:s/>Home / About Page) <text:s text:c="6"/>| <text:s text:c="22"/></text:p>
      <text:p text:style-name="P33"><text:s text:c="58"/>+------------------------------------+ <text:s text:c="60"/></text:p>
      <text:p text:style-name="P34"><text:s text:c="52"/>| <text:s/>Displays Home or About Page <text:s text:c="8"/></text:p>
      <text:p text:style-name="P35"><text:s/>v <text:s text:c="38"/></text:p>
      <text:p text:style-name="P36">+-------------------------+ <text:s text:c="22"/></text:p>
      <text:p text:style-name="P37">| <text:s text:c="2"/>Home or About <text:s text:c="4"/>|<text:s/></text:p>
      <text:p text:style-name="P38">| <text:s text:c="4"/>Page Component <text:s/>|</text:p>
      <text:p text:style-name="P39">+----------------------------+</text:p>
      <text:p text:style-name="P40"/>
      <text:p text:style-name="P41"/>
      <text:soft-page-break/>
      <text:p text:style-name="P42">Level 1 (Detailed Diagram)</text:p>
      <text:p text:style-name="P43">At this level, we break down the React Application into smaller components, focusing on the flow of data within the app.</text:p>
      <text:list text:style-name="LFO2" text:continue-numbering="true">
        <text:list-item>
          <text:p text:style-name="P44"><text:span text:style-name="T45">External Entity</text:span><text:span text:style-name="T46">:</text:span></text:p>
          <text:list text:continue-numbering="true">
            <text:list-item>
              <text:p text:style-name="P47"><text:span text:style-name="T48">User</text:span><text:span text:style-name="T49">: The user interacts with the UI, clicking the navigation links (Home or About).</text:span></text:p>
            </text:list-item>
          </text:list>
        </text:list-item>
        <text:list-item>
          <text:p text:style-name="P50"><text:span text:style-name="T51">Processes</text:span><text:span text:style-name="T52">:</text:span></text:p>
        </text:list-item>
      </text:list>
      <text:p text:style-name="Normal"><text:span text:style-name="T53"><text:s text:c="25"/>Router Process</text:span><text:span text:style-name="T54">: It listens for changes in the URL (the browser’s address bar) and <text:s text:c="14"/>decides which component to render (either Home or About).</text:span></text:p>
      <text:list text:style-name="LFO2" text:continue-numbering="true">
        <text:list-item>
          <text:list>
            <text:list-item>
              <text:list>
                <text:list-item>
                  <text:p text:style-name="P55"><text:span text:style-name="T56">Input</text:span><text:span text:style-name="T57">: URL change (click on Home or About link).</text:span></text:p>
                </text:list-item>
                <text:list-item>
                  <text:p text:style-name="P58"><text:span text:style-name="T59">Output</text:span><text:span text:style-name="T60">: Render corresponding component (Home or About).</text:span></text:p>
                </text:list-item>
              </text:list>
            </text:list-item>
          </text:list>
        </text:list-item>
      </text:list>
      <text:p text:style-name="Normal"><text:span text:style-name="T61"><text:s text:c="24"/>Home Component</text:span><text:span text:style-name="T62">: Displays the Home page.</text:span></text:p>
      <text:list text:style-name="LFO2" text:continue-numbering="true">
        <text:list-item>
          <text:list>
            <text:list-item>
              <text:list>
                <text:list-item>
                  <text:p text:style-name="P63"><text:span text:style-name="T64">Input</text:span><text:span text:style-name="T65">: Routed URL ("/").</text:span></text:p>
                </text:list-item>
                <text:list-item>
                  <text:p text:style-name="P66"><text:span text:style-name="T67">Output</text:span><text:span text:style-name="T68">: Renders &lt;h1&gt;Home Page&lt;/h1&gt;.</text:span></text:p>
                </text:list-item>
              </text:list>
            </text:list-item>
          </text:list>
        </text:list-item>
      </text:list>
      <text:p text:style-name="Normal"><text:span text:style-name="T69"><text:s text:c="24"/>About Component</text:span><text:span text:style-name="T70">: Displays the About page.</text:span></text:p>
      <text:list text:style-name="LFO2" text:continue-numbering="true">
        <text:list-item>
          <text:list>
            <text:list-item>
              <text:list>
                <text:list-item>
                  <text:p text:style-name="P71"><text:span text:style-name="T72">Input</text:span><text:span text:style-name="T73">: Routed URL ("/about").</text:span></text:p>
                </text:list-item>
                <text:list-item>
                  <text:p text:style-name="P74"><text:span text:style-name="T75">Output</text:span><text:span text:style-name="T76">: Renders &lt;h1&gt;About Page&lt;/h1&gt;.</text:span></text:p>
                </text:list-item>
              </text:list>
            </text:list-item>
          </text:list>
        </text:list-item>
        <text:list-item>
          <text:p text:style-name="P77"><text:span text:style-name="T78">Data Flow</text:span><text:span text:style-name="T79">:</text:span></text:p>
          <text:list text:continue-numbering="true">
            <text:list-item>
              <text:p text:style-name="P80"><text:span text:style-name="T81">User Interaction</text:span><text:span text:style-name="T82">: Clicking a link (either "Home" or "About") changes the route in the application.</text:span></text:p>
            </text:list-item>
            <text:list-item>
              <text:p text:style-name="P83"><text:span text:style-name="T84">Router</text:span><text:span text:style-name="T85">: Based on the changed URL, it loads the corresponding component (either Home or About).</text:span></text:p>
            </text:list-item>
            <text:list-item>
              <text:p text:style-name="P86"><text:span text:style-name="T87">Components</text:span><text:span text:style-name="T88">: The Home or About component renders the appropriate content for the user.</text:span></text:p>
            </text:list-item>
          </text:list>
        </text:list-item>
      </text:list>
      <text:h text:style-name="P89" text:outline-level="3">DFD Diagram for Level 1:</text:h>
      <text:h text:style-name="P90" text:outline-level="3"><text:span text:style-name="T91"><text:s text:c="11"/></text:span><text:span text:style-name="T92">+----------------+ <text:s text:c="6"/>+------------------+</text:span></text:h>
      <text:h text:style-name="P93" text:outline-level="3"><text:s text:c="11"/>| <text:s text:c="3"/>User <text:s text:c="7"/>| <text:s text:c="14"/>| <text:s text:c="2"/>React App <text:s text:c="5"/>|</text:h>
      <text:h text:style-name="P94" text:outline-level="3"><text:s text:c="11"/>+----------------+ <text:s text:c="6"/>+------------------+</text:h>
      <text:h text:style-name="P95" text:outline-level="3"><text:s text:c="16"/>| <text:s text:c="37"/>|</text:h>
      <text:h text:style-name="P96" text:outline-level="3"><text:s text:c="6"/>Clicks on Link <text:s text:c="24"/>|</text:h>
      <text:h text:style-name="P97" text:outline-level="3"><text:s text:c="16"/>| <text:s text:c="37"/>|</text:h>
      <text:h text:style-name="P98" text:outline-level="3"><text:s text:c="16"/>v <text:s text:c="35"/>v</text:h>
      <text:h text:style-name="P99" text:outline-level="3"/>
      <text:h text:style-name="P100" text:outline-level="3"><text:s text:c="10"/>+------------+ <text:s text:c="12"/>+-------------+</text:h>
      <text:h text:style-name="P101" text:outline-level="3"><text:s text:c="10"/>| <text:s text:c="2"/>Router <text:s text:c="2"/>| -------&gt; | <text:s/>Home/ <text:s text:c="5"/>|</text:h>
      <text:h text:style-name="P102" text:outline-level="3"><text:s text:c="10"/>| <text:s/>Process <text:s text:c="2"/>| <text:s text:c="13"/>| <text:s/>About <text:s text:c="5"/>|</text:h>
      <text:h text:style-name="P103" text:outline-level="3"><text:s text:c="10"/>+------------+ <text:s text:c="12"/>+-------------+</text:h>
      <text:h text:style-name="P104" text:outline-level="3"><text:s text:c="16"/>|</text:h>
      <text:soft-page-break/>
      <text:h text:style-name="P105" text:outline-level="3"><text:s text:c="8"/>Renders Home/About</text:h>
      <text:h text:style-name="P106" text:outline-level="3"><text:s text:c="16"/>|</text:h>
      <text:h text:style-name="P107" text:outline-level="3"><text:s text:c="16"/>v</text:h>
      <text:h text:style-name="P108" text:outline-level="3"><text:s text:c="11"/>+------------------+</text:h>
      <text:h text:style-name="P109" text:outline-level="3"><text:s text:c="11"/>| <text:s/>Home or About <text:s text:c="2"/>|</text:h>
      <text:h text:style-name="P110" text:outline-level="3"><text:s text:c="11"/>| <text:s text:c="2"/>Component <text:s text:c="5"/>|</text:h>
      <text:h text:style-name="P111" text:outline-level="3"><text:s text:c="11"/>+------------------+</text:h>
      <text:h text:style-name="P112" text:outline-level="3"><text:s text:c="16"/>|</text:h>
      <text:h text:style-name="P113" text:outline-level="3"><text:s text:c="9"/>Render the page content</text:h>
      <text:h text:style-name="P114" text:outline-level="3"><text:s text:c="16"/>|</text:h>
      <text:h text:style-name="P115" text:outline-level="3"><text:s text:c="16"/>v</text:h>
      <text:h text:style-name="P116" text:outline-level="3"><text:span text:style-name="T117"><text:s text:c="11"/>User sees "Home Page" or "About Page"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URAGHA P</meta:initial-creator>
    <dc:creator>ANURAGHA P</dc:creator>
    <meta:creation-date>2025-03-12T01:47:00Z</meta:creation-date>
    <dc:date>2025-03-12T01:47:00Z</dc:date>
    <meta:template xlink:href="Normal" xlink:type="simple"/>
    <meta:editing-cycles>2</meta:editing-cycles>
    <meta:editing-duration>PT0S</meta:editing-duration>
    <meta:document-statistic meta:page-count="3" meta:paragraph-count="6" meta:word-count="511" meta:character-count="3422" meta:row-count="24" meta:non-whitespace-character-count="2917"/>
  </office:meta>
</office:document-meta>
</file>